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miter" svg:stroke-linecap="butt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18.218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59.4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draw:fill="none" draw:textarea-vertical-align="middle" fo:min-height="0.331cm" fo:min-width="2.54cm" fo:padding-top="0.141cm" fo:padding-bottom="0.141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995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2.222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2" style:family="text">
      <style:text-properties fo:color="#000000" loext:opacity="100%" style:font-name="Arial" fo:font-size="18pt" fo:font-style="italic" style:font-name-asian="Arial" style:font-size-asian="18pt" style:font-style-asian="italic" style:font-name-complex="Arial" style:font-size-complex="18pt" style:font-style-complex="italic"/>
    </style:style>
    <style:style style:name="T3" style:family="text">
      <style:text-properties fo:color="#000000" loext:opacity="100%" style:font-name="Arial" fo:font-size="7pt" fo:font-style="italic" style:font-name-asian="Arial" style:font-size-asian="7pt" style:font-style-asian="italic" style:font-name-complex="Arial" style:font-size-complex="7pt" style:font-style-complex="italic"/>
    </style:style>
    <style:style style:name="T4" style:family="text">
      <style:text-properties fo:color="#000000" loext:opacity="100%"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T5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6" style:family="text">
      <style:text-properties fo:color="#000000" loext:opacity="100%" style:font-name="Arial" fo:font-size="12pt" fo:font-style="italic" style:text-underline-style="solid" style:text-underline-width="auto" style:text-underline-color="font-color" style:font-name-asian="Arial" style:font-size-asian="12pt" style:font-style-asian="italic" style:font-name-complex="Aria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18.5cm" svg:height="28.2cm" svg:x="2cm" svg:y="0.5cm" svg:viewBox="0 0 18501 28201" draw:points="18501,28200 18501,0 0,0 0,28201">
            <text:p/>
          </draw:polygon>
          <draw:frame draw:style-name="gr2" draw:text-style-name="P1" draw:layer="layout" svg:width="28.2cm" svg:height="18.5cm" draw:transform="rotate (1.5707963267949) translate (2cm 28.7cm)">
            <draw:text-box>
              <text:p/>
            </draw:text-box>
          </draw:frame>
        </draw:g>
        <draw:frame draw:style-name="gr3" draw:text-style-name="P3" draw:layer="layout" svg:width="7.009cm" svg:height="59.682cm" svg:x="8.491cm" svg:y="-2.392cm">
          <draw:text-box>
            <text:p text:style-name="P2"><text:span text:style-name="T1">Микропроцессорное устройство измерения параметров звукового сигнала</text:span></text:p>
          </draw:text-box>
        </draw:frame>
        <draw:frame draw:style-name="gr4" draw:text-style-name="P3" draw:layer="layout" svg:width="12cm" svg:height="1.5cm" svg:x="8.5cm" svg:y="24.7cm">
          <draw:text-box>
            <text:p text:style-name="P2"><text:span text:style-name="T2">БГУИР КП 1-400201.119 Д1</text:span></text:p>
          </draw:text-box>
        </draw:frame>
        <draw:frame draw:style-name="gr5" draw:text-style-name="P5" draw:layer="layout" svg:width="2.5cm" svg:height="0.664cm" svg:x="3.81cm" svg:y="26.035cm">
          <draw:text-box>
            <text:p text:style-name="P4"><text:span text:style-name="T3">Поддубный Д.П.</text:span></text:p>
          </draw:text-box>
        </draw:frame>
        <draw:frame draw:style-name="gr5" draw:text-style-name="P3" draw:layer="layout" svg:width="2.3cm" svg:height="0.664cm" svg:x="3.85cm" svg:y="26.618cm">
          <draw:text-box>
            <text:p text:style-name="P4"><text:span text:style-name="T4">Селезнев И.Л.</text:span></text:p>
          </draw:text-box>
        </draw:frame>
        <draw:line draw:style-name="gr6" draw:text-style-name="P1" draw:layer="layout" svg:x1="7.5cm" svg:y1="28.674cm" svg:x2="7.5cm" svg:y2="0.553cm">
          <text:p/>
        </draw:line>
        <draw:line draw:style-name="gr6" draw:text-style-name="P1" draw:layer="layout" svg:x1="17cm" svg:y1="24.7cm" svg:x2="17cm" svg:y2="0.5cm">
          <text:p/>
        </draw:line>
        <draw:line draw:style-name="gr6" draw:text-style-name="P1" draw:layer="layout" svg:x1="8.499cm" svg:y1="24.7cm" svg:x2="2cm" svg:y2="24.7cm">
          <text:p/>
        </draw:line>
        <draw:line draw:style-name="gr7" draw:text-style-name="P1" draw:layer="layout" svg:x1="2cm" svg:y1="25.2cm" svg:x2="8.485cm" svg:y2="25.2cm">
          <text:p/>
        </draw:line>
        <draw:line draw:style-name="gr6" draw:text-style-name="P1" draw:layer="layout" svg:x1="2cm" svg:y1="25.7cm" svg:x2="8.499cm" svg:y2="25.7cm">
          <text:p/>
        </draw:line>
        <draw:line draw:style-name="gr6" draw:text-style-name="P1" draw:layer="layout" svg:x1="2cm" svg:y1="26.2cm" svg:x2="20.499cm" svg:y2="26.2cm">
          <text:p/>
        </draw:line>
        <draw:line draw:style-name="gr7" draw:text-style-name="P1" draw:layer="layout" svg:x1="2cm" svg:y1="26.7cm" svg:x2="8.485cm" svg:y2="26.7cm">
          <text:p/>
        </draw:line>
        <draw:line draw:style-name="gr7" draw:text-style-name="P1" draw:layer="layout" svg:x1="2cm" svg:y1="28.227cm" svg:x2="8.501cm" svg:y2="28.2cm">
          <text:p/>
        </draw:line>
        <draw:line draw:style-name="gr7" draw:text-style-name="P1" draw:layer="layout" svg:x1="2cm" svg:y1="27.727cm" svg:x2="8.486cm" svg:y2="27.697cm">
          <text:p/>
        </draw:line>
        <draw:line draw:style-name="gr7" draw:text-style-name="P1" draw:layer="layout" svg:x1="2cm" svg:y1="27.2cm" svg:x2="8.485cm" svg:y2="27.2cm">
          <text:p/>
        </draw:line>
        <draw:line draw:style-name="gr6" draw:text-style-name="P1" draw:layer="layout" svg:x1="8.5cm" svg:y1="24.7cm" svg:x2="8.5cm" svg:y2="28.7cm">
          <text:p/>
        </draw:line>
        <draw:line draw:style-name="gr6" draw:text-style-name="P1" draw:layer="layout" svg:x1="6cm" svg:y1="24.7cm" svg:x2="6cm" svg:y2="28.7cm">
          <text:p/>
        </draw:line>
        <draw:line draw:style-name="gr6" draw:text-style-name="P1" draw:layer="layout" svg:x1="3.8cm" svg:y1="28.7cm" svg:x2="3.8cm" svg:y2="24.7cm">
          <text:p/>
        </draw:line>
        <draw:frame draw:style-name="gr5" draw:text-style-name="P3" draw:layer="layout" svg:width="1.7cm" svg:height="0.664cm" svg:x="2cm" svg:y="26.118cm">
          <draw:text-box>
            <text:p text:style-name="P4"><text:span text:style-name="T4">Разраб.</text:span></text:p>
          </draw:text-box>
        </draw:frame>
        <draw:frame draw:style-name="gr5" draw:text-style-name="P3" draw:layer="layout" svg:width="1.7cm" svg:height="0.664cm" svg:x="2cm" svg:y="26.618cm">
          <draw:text-box>
            <text:p text:style-name="P4"><text:span text:style-name="T4">Пров.</text:span></text:p>
          </draw:text-box>
        </draw:frame>
        <draw:line draw:style-name="gr6" draw:text-style-name="P1" draw:layer="layout" svg:x1="2.8cm" svg:y1="26.2cm" svg:x2="2.8cm" svg:y2="24.7cm">
          <text:p/>
        </draw:line>
        <draw:frame draw:style-name="gr8" draw:text-style-name="P3" draw:layer="layout" svg:width="0.8cm" svg:height="0.613cm" svg:x="2cm" svg:y="25.644cm">
          <draw:text-box>
            <text:p text:style-name="P2"><text:span text:style-name="T3">Изм</text:span></text:p>
          </draw:text-box>
        </draw:frame>
        <draw:frame draw:style-name="gr5" draw:text-style-name="P3" draw:layer="layout" svg:width="1.2cm" svg:height="0.664cm" svg:x="2.66cm" svg:y="25.618cm">
          <draw:text-box>
            <text:p text:style-name="P2"><text:span text:style-name="T4">Лист</text:span></text:p>
          </draw:text-box>
        </draw:frame>
        <draw:line draw:style-name="gr6" draw:text-style-name="P1" draw:layer="layout" svg:x1="8.5cm" svg:y1="24.7cm" svg:x2="20.5cm" svg:y2="24.7cm">
          <text:p/>
        </draw:line>
        <draw:line draw:style-name="gr6" draw:text-style-name="P1" draw:layer="layout" svg:x1="17cm" svg:y1="26.2cm" svg:x2="17cm" svg:y2="27.199cm">
          <text:p/>
        </draw:line>
        <draw:line draw:style-name="gr6" draw:text-style-name="P1" draw:layer="layout" svg:x1="15.5cm" svg:y1="26.2cm" svg:x2="15.5cm" svg:y2="28.699cm">
          <text:p/>
        </draw:line>
        <draw:line draw:style-name="gr6" draw:text-style-name="P1" draw:layer="layout" svg:x1="15.5cm" svg:y1="27.2cm" svg:x2="20.5cm" svg:y2="27.2cm">
          <text:p/>
        </draw:line>
        <draw:line draw:style-name="gr6" draw:text-style-name="P1" draw:layer="layout" svg:x1="18.75cm" svg:y1="26.2cm" svg:x2="18.75cm" svg:y2="27.199cm">
          <text:p/>
        </draw:line>
        <draw:frame draw:style-name="gr5" draw:text-style-name="P3" draw:layer="layout" svg:width="1.5cm" svg:height="0.664cm" svg:x="17.145cm" svg:y="26.118cm">
          <draw:text-box>
            <text:p text:style-name="P2"><text:span text:style-name="T4">Лиcт</text:span></text:p>
          </draw:text-box>
        </draw:frame>
        <draw:frame draw:style-name="gr5" draw:text-style-name="P3" draw:layer="layout" svg:width="1.5cm" svg:height="0.664cm" svg:x="18.908cm" svg:y="26.118cm">
          <draw:text-box>
            <text:p text:style-name="P2"><text:span text:style-name="T4">Лиcтов</text:span></text:p>
          </draw:text-box>
        </draw:frame>
        <draw:line draw:style-name="gr6" draw:text-style-name="P1" draw:layer="layout" svg:x1="15.5cm" svg:y1="26.7cm" svg:x2="20.5cm" svg:y2="26.7cm">
          <text:p/>
        </draw:line>
        <draw:frame draw:style-name="gr5" draw:text-style-name="P3" draw:layer="layout" svg:width="1.5cm" svg:height="0.664cm" svg:x="15.5cm" svg:y="26.618cm">
          <draw:text-box>
            <text:p text:style-name="P2"><text:span text:style-name="T4">У</text:span></text:p>
          </draw:text-box>
        </draw:frame>
        <draw:line draw:style-name="gr7" draw:text-style-name="P1" draw:layer="layout" svg:x1="16cm" svg:y1="26.7cm" svg:x2="16cm" svg:y2="27.199cm">
          <text:p/>
        </draw:line>
        <draw:line draw:style-name="gr7" draw:text-style-name="P1" draw:layer="layout" svg:x1="16.5cm" svg:y1="26.7cm" svg:x2="16.5cm" svg:y2="27.199cm">
          <text:p/>
        </draw:line>
        <draw:frame draw:style-name="gr5" draw:text-style-name="P3" draw:layer="layout" svg:width="1.5cm" svg:height="0.664cm" svg:x="18.882cm" svg:y="26.618cm">
          <draw:text-box>
            <text:p text:style-name="P2"><text:span text:style-name="T4">1</text:span></text:p>
          </draw:text-box>
        </draw:frame>
        <draw:frame draw:style-name="gr4" draw:text-style-name="P3" draw:layer="layout" svg:width="5cm" svg:height="1.5cm" svg:x="15.5cm" svg:y="27.2cm">
          <draw:text-box>
            <text:p text:style-name="P2"><text:span text:style-name="T1">БГУИР, гр. 950501</text:span></text:p>
          </draw:text-box>
        </draw:frame>
        <draw:frame draw:style-name="gr5" draw:text-style-name="P3" draw:layer="layout" svg:width="1.5cm" svg:height="0.664cm" svg:x="15.5cm" svg:y="26.118cm">
          <draw:text-box>
            <text:p text:style-name="P2"><text:span text:style-name="T4">Лит.</text:span></text:p>
          </draw:text-box>
        </draw:frame>
        <draw:frame draw:style-name="gr5" draw:text-style-name="P3" draw:layer="layout" svg:width="2.2cm" svg:height="0.664cm" svg:x="3.8cm" svg:y="25.618cm">
          <draw:text-box>
            <text:p text:style-name="P2"><text:span text:style-name="T4">№ </text:span><text:span text:style-name="T4">документа</text:span></text:p>
          </draw:text-box>
        </draw:frame>
        <draw:frame draw:style-name="gr5" draw:text-style-name="P3" draw:layer="layout" svg:width="1.65cm" svg:height="0.664cm" svg:x="5.85cm" svg:y="25.618cm">
          <draw:text-box>
            <text:p text:style-name="P2"><text:span text:style-name="T4">Подпись</text:span></text:p>
          </draw:text-box>
        </draw:frame>
        <draw:frame draw:style-name="gr5" draw:text-style-name="P3" draw:layer="layout" svg:width="1.2cm" svg:height="0.664cm" svg:x="7.4cm" svg:y="25.618cm">
          <draw:text-box>
            <text:p text:style-name="P2"><text:span text:style-name="T4">Дата</text:span></text:p>
          </draw:text-box>
        </draw:frame>
        <draw:line draw:style-name="gr7" draw:text-style-name="P1" draw:layer="layout" svg:x1="2cm" svg:y1="23.7cm" svg:x2="20.499cm" svg:y2="23.7cm">
          <text:p/>
        </draw:line>
        <draw:line draw:style-name="gr7" draw:text-style-name="P1" draw:layer="layout" svg:x1="2cm" svg:y1="22.7cm" svg:x2="20.499cm" svg:y2="22.7cm">
          <text:p/>
        </draw:line>
        <draw:line draw:style-name="gr7" draw:text-style-name="P1" draw:layer="layout" svg:x1="2cm" svg:y1="21.7cm" svg:x2="20.499cm" svg:y2="21.7cm">
          <text:p/>
        </draw:line>
        <draw:line draw:style-name="gr7" draw:text-style-name="P1" draw:layer="layout" svg:x1="2cm" svg:y1="20.7cm" svg:x2="20.499cm" svg:y2="20.7cm">
          <text:p/>
        </draw:line>
        <draw:line draw:style-name="gr7" draw:text-style-name="P1" draw:layer="layout" svg:x1="2cm" svg:y1="19.7cm" svg:x2="20.499cm" svg:y2="19.7cm">
          <text:p/>
        </draw:line>
        <draw:line draw:style-name="gr7" draw:text-style-name="P1" draw:layer="layout" svg:x1="2cm" svg:y1="18.7cm" svg:x2="20.499cm" svg:y2="18.7cm">
          <text:p/>
        </draw:line>
        <draw:line draw:style-name="gr7" draw:text-style-name="P1" draw:layer="layout" svg:x1="2cm" svg:y1="17.7cm" svg:x2="20.499cm" svg:y2="17.7cm">
          <text:p/>
        </draw:line>
        <draw:line draw:style-name="gr7" draw:text-style-name="P1" draw:layer="layout" svg:x1="2cm" svg:y1="16.7cm" svg:x2="20.499cm" svg:y2="16.7cm">
          <text:p/>
        </draw:line>
        <draw:line draw:style-name="gr7" draw:text-style-name="P1" draw:layer="layout" svg:x1="2cm" svg:y1="15.7cm" svg:x2="20.499cm" svg:y2="15.7cm">
          <text:p/>
        </draw:line>
        <draw:line draw:style-name="gr7" draw:text-style-name="P1" draw:layer="layout" svg:x1="2cm" svg:y1="14.7cm" svg:x2="20.499cm" svg:y2="14.7cm">
          <text:p/>
        </draw:line>
        <draw:line draw:style-name="gr7" draw:text-style-name="P1" draw:layer="layout" svg:x1="2cm" svg:y1="13.7cm" svg:x2="20.499cm" svg:y2="13.7cm">
          <text:p/>
        </draw:line>
        <draw:line draw:style-name="gr7" draw:text-style-name="P1" draw:layer="layout" svg:x1="2cm" svg:y1="12.7cm" svg:x2="20.499cm" svg:y2="12.7cm">
          <text:p/>
        </draw:line>
        <draw:line draw:style-name="gr7" draw:text-style-name="P1" draw:layer="layout" svg:x1="2cm" svg:y1="11.7cm" svg:x2="20.499cm" svg:y2="11.7cm">
          <text:p/>
        </draw:line>
        <draw:line draw:style-name="gr7" draw:text-style-name="P1" draw:layer="layout" svg:x1="2cm" svg:y1="10.7cm" svg:x2="20.499cm" svg:y2="10.7cm">
          <text:p/>
        </draw:line>
        <draw:line draw:style-name="gr7" draw:text-style-name="P1" draw:layer="layout" svg:x1="2cm" svg:y1="9.7cm" svg:x2="20.499cm" svg:y2="9.7cm">
          <text:p/>
        </draw:line>
        <draw:line draw:style-name="gr7" draw:text-style-name="P1" draw:layer="layout" svg:x1="2cm" svg:y1="8.7cm" svg:x2="20.499cm" svg:y2="8.7cm">
          <text:p/>
        </draw:line>
        <draw:line draw:style-name="gr7" draw:text-style-name="P1" draw:layer="layout" svg:x1="2cm" svg:y1="7.7cm" svg:x2="20.499cm" svg:y2="7.7cm">
          <text:p/>
        </draw:line>
        <draw:line draw:style-name="gr7" draw:text-style-name="P1" draw:layer="layout" svg:x1="2cm" svg:y1="6.7cm" svg:x2="20.499cm" svg:y2="6.7cm">
          <text:p/>
        </draw:line>
        <draw:line draw:style-name="gr7" draw:text-style-name="P1" draw:layer="layout" svg:x1="2cm" svg:y1="5.7cm" svg:x2="20.499cm" svg:y2="5.7cm">
          <text:p/>
        </draw:line>
        <draw:line draw:style-name="gr7" draw:text-style-name="P1" draw:layer="layout" svg:x1="2cm" svg:y1="4.7cm" svg:x2="20.499cm" svg:y2="4.7cm">
          <text:p/>
        </draw:line>
        <draw:line draw:style-name="gr7" draw:text-style-name="P1" draw:layer="layout" svg:x1="2cm" svg:y1="3.7cm" svg:x2="20.499cm" svg:y2="3.7cm">
          <text:p/>
        </draw:line>
        <draw:line draw:style-name="gr7" draw:text-style-name="P1" draw:layer="layout" svg:x1="2cm" svg:y1="2.7cm" svg:x2="20.499cm" svg:y2="2.7cm">
          <text:p/>
        </draw:line>
        <draw:line draw:style-name="gr6" draw:text-style-name="P1" draw:layer="layout" svg:x1="2cm" svg:y1="1.7cm" svg:x2="20.499cm" svg:y2="1.7cm">
          <text:p/>
        </draw:line>
        <draw:frame draw:style-name="gr9" draw:text-style-name="P3" draw:layer="layout" svg:width="3.452cm" svg:height="1.277cm" svg:x="3.274cm" svg:y="0.423cm">
          <draw:text-box>
            <text:p text:style-name="P4"><text:span text:style-name="T5">Обозначение</text:span></text:p>
          </draw:text-box>
        </draw:frame>
        <draw:frame draw:style-name="gr9" draw:text-style-name="P3" draw:layer="layout" svg:width="3.952cm" svg:height="1.277cm" svg:x="10.5cm" svg:y="0.423cm">
          <draw:text-box>
            <text:p text:style-name="P4"><text:span text:style-name="T5">Наименование</text:span></text:p>
          </draw:text-box>
        </draw:frame>
        <draw:frame draw:style-name="gr9" draw:text-style-name="P3" draw:layer="layout" svg:width="3.452cm" svg:height="1.277cm" svg:x="17.274cm" svg:y="0.423cm">
          <draw:text-box>
            <text:p text:style-name="P4"><text:span text:style-name="T5">Примечание</text:span></text:p>
          </draw:text-box>
        </draw:frame>
        <draw:frame draw:style-name="gr9" draw:text-style-name="P3" draw:layer="layout" svg:width="6.302cm" svg:height="1.277cm" svg:x="9.198cm" svg:y="2.561cm">
          <draw:text-box>
            <text:p text:style-name="P4"><text:span text:style-name="T6">Графические документы</text:span></text:p>
          </draw:text-box>
        </draw:frame>
        <draw:frame draw:style-name="gr10" draw:text-style-name="P3" draw:layer="layout" svg:width="7.009cm" svg:height="2.504cm" svg:x="14.316cm" svg:y="2.948cm">
          <draw:text-box>
            <text:p text:style-name="P2"><text:span text:style-name="T5">А4</text:span></text:p>
          </draw:text-box>
        </draw:frame>
        <draw:frame draw:style-name="gr10" draw:text-style-name="P3" draw:layer="layout" svg:width="9.5cm" svg:height="2.504cm" svg:x="5.5cm" svg:y="7.948cm">
          <draw:text-box>
            <text:p text:style-name="P2"><text:span text:style-name="T5">Схема функциональная</text:span></text:p>
          </draw:text-box>
        </draw:frame>
        <draw:frame draw:style-name="gr10" draw:text-style-name="P3" draw:layer="layout" svg:width="7.009cm" svg:height="2.504cm" svg:x="14.246cm" svg:y="5.948cm">
          <draw:text-box>
            <text:p text:style-name="P2"><text:span text:style-name="T5">А3</text:span></text:p>
          </draw:text-box>
        </draw:frame>
        <draw:frame draw:style-name="gr9" draw:text-style-name="P3" draw:layer="layout" svg:width="6.302cm" svg:height="1.277cm" svg:x="9.349cm" svg:y="16.7cm">
          <draw:text-box>
            <text:p text:style-name="P4"><text:span text:style-name="T6">Текстовые документы</text:span></text:p>
          </draw:text-box>
        </draw:frame>
        <draw:frame draw:style-name="gr10" draw:text-style-name="P3" draw:layer="layout" svg:width="7.009cm" svg:height="2.504cm" svg:x="7.237cm" svg:y="17.086cm">
          <draw:text-box>
            <text:p text:style-name="P2"><text:span text:style-name="T5">Пояснительная записка</text:span></text:p>
          </draw:text-box>
        </draw:frame>
        <draw:frame draw:style-name="gr10" draw:text-style-name="P3" draw:layer="layout" svg:width="7.009cm" svg:height="2.504cm" svg:x="0.763cm" svg:y="2.948cm">
          <draw:text-box>
            <text:p text:style-name="P2"><text:span text:style-name="T5">ГУИР 400201.119 Э1</text:span></text:p>
          </draw:text-box>
        </draw:frame>
        <draw:frame draw:style-name="gr10" draw:text-style-name="P3" draw:layer="layout" svg:width="7.009cm" svg:height="2.504cm" svg:x="1.211cm" svg:y="17.086cm">
          <draw:text-box>
            <text:p text:style-name="P2"><text:span text:style-name="T5">БГУИР КП-400201.119 ПЗ</text:span></text:p>
          </draw:text-box>
        </draw:frame>
        <draw:frame draw:style-name="gr10" draw:text-style-name="P3" draw:layer="layout" svg:width="7.009cm" svg:height="2.504cm" svg:x="0.746cm" svg:y="5.948cm">
          <draw:text-box>
            <text:p text:style-name="P2"><text:span text:style-name="T5">ГУИР 400201.119 Э2</text:span></text:p>
          </draw:text-box>
        </draw:frame>
        <draw:frame draw:style-name="gr10" draw:text-style-name="P3" draw:layer="layout" svg:width="7.009cm" svg:height="2.504cm" svg:x="14.491cm" svg:y="17.086cm">
          <draw:text-box>
            <text:p text:style-name="P2"><text:span text:style-name="T5">25 c.</text:span></text:p>
          </draw:text-box>
        </draw:frame>
        <draw:frame draw:style-name="gr10" draw:text-style-name="P3" draw:layer="layout" svg:width="9.5cm" svg:height="2.504cm" svg:x="7.75cm" svg:y="3.948cm">
          <draw:text-box>
            <text:p text:style-name="P4"><text:span text:style-name="T5">измерения параметров звукового сигнала</text:span></text:p>
          </draw:text-box>
        </draw:frame>
        <draw:frame draw:style-name="gr10" draw:text-style-name="P3" draw:layer="layout" svg:width="9.5cm" svg:height="2.504cm" svg:x="5.25cm" svg:y="4.948cm">
          <draw:text-box>
            <text:p text:style-name="P2"><text:span text:style-name="T5">Схема структурная</text:span></text:p>
          </draw:text-box>
        </draw:frame>
        <draw:frame draw:style-name="gr10" draw:text-style-name="P3" draw:layer="layout" svg:width="9.5cm" svg:height="2.504cm" svg:x="5.5cm" svg:y="10.948cm">
          <draw:text-box>
            <text:p text:style-name="P2"><text:span text:style-name="T5">Схема принципиальная</text:span></text:p>
          </draw:text-box>
        </draw:frame>
        <draw:frame draw:style-name="gr10" draw:text-style-name="P3" draw:layer="layout" svg:width="7.009cm" svg:height="2.504cm" svg:x="14.246cm" svg:y="8.948cm">
          <draw:text-box>
            <text:p text:style-name="P2"><text:span text:style-name="T5">А3</text:span></text:p>
          </draw:text-box>
        </draw:frame>
        <draw:frame draw:style-name="gr10" draw:text-style-name="P3" draw:layer="layout" svg:width="7.009cm" svg:height="2.504cm" svg:x="0.746cm" svg:y="8.948cm">
          <draw:text-box>
            <text:p text:style-name="P2"><text:span text:style-name="T5">ГУИР 400201.119 Э3</text:span></text:p>
          </draw:text-box>
        </draw:frame>
        <draw:frame draw:style-name="gr10" draw:text-style-name="P3" draw:layer="layout" svg:width="9.5cm" svg:height="2.504cm" svg:x="6.25cm" svg:y="13.948cm">
          <draw:text-box>
            <text:p text:style-name="P2"><text:span text:style-name="T5">Схема алгоритма программы</text:span></text:p>
          </draw:text-box>
        </draw:frame>
        <draw:frame draw:style-name="gr10" draw:text-style-name="P3" draw:layer="layout" svg:width="7.009cm" svg:height="2.504cm" svg:x="14.246cm" svg:y="11.948cm">
          <draw:text-box>
            <text:p text:style-name="P2"><text:span text:style-name="T5">А4</text:span></text:p>
          </draw:text-box>
        </draw:frame>
        <draw:frame draw:style-name="gr10" draw:text-style-name="P3" draw:layer="layout" svg:width="7.009cm" svg:height="2.504cm" svg:x="0.816cm" svg:y="11.948cm">
          <draw:text-box>
            <text:p text:style-name="P2"><text:span text:style-name="T5">ГУИР 400201.119 ПД</text:span></text:p>
          </draw:text-box>
        </draw:frame>
        <draw:frame draw:style-name="gr10" draw:text-style-name="P3" draw:layer="layout" svg:width="9.5cm" svg:height="2.504cm" svg:x="7.75cm" svg:y="2.948cm">
          <draw:text-box>
            <text:p text:style-name="P4"><text:span text:style-name="T5">Микропроцессорное устройство</text:span></text:p>
          </draw:text-box>
        </draw:frame>
        <draw:frame draw:style-name="gr10" draw:text-style-name="P3" draw:layer="layout" svg:width="9.5cm" svg:height="2.504cm" svg:x="7.645cm" svg:y="5.751cm">
          <draw:text-box>
            <text:p text:style-name="P4"><text:span text:style-name="T5">Микропроцессорное устройство</text:span></text:p>
          </draw:text-box>
        </draw:frame>
        <draw:frame draw:style-name="gr10" draw:text-style-name="P3" draw:layer="layout" svg:width="9.5cm" svg:height="2.504cm" svg:x="7.75cm" svg:y="8.948cm">
          <draw:text-box>
            <text:p text:style-name="P4"><text:span text:style-name="T5">Микропроцессорное устройство</text:span></text:p>
          </draw:text-box>
        </draw:frame>
        <draw:frame draw:style-name="gr10" draw:text-style-name="P3" draw:layer="layout" svg:width="9.5cm" svg:height="2.504cm" svg:x="7.75cm" svg:y="11.948cm">
          <draw:text-box>
            <text:p text:style-name="P4"><text:span text:style-name="T5">Микропроцессорное устройство</text:span></text:p>
          </draw:text-box>
        </draw:frame>
        <draw:frame draw:style-name="gr10" draw:text-style-name="P3" draw:layer="layout" svg:width="9.5cm" svg:height="2.504cm" svg:x="7.75cm" svg:y="6.948cm">
          <draw:text-box>
            <text:p text:style-name="P4"><text:span text:style-name="T5">измерения параметров звукового сигнала</text:span></text:p>
          </draw:text-box>
        </draw:frame>
        <draw:frame draw:style-name="gr10" draw:text-style-name="P3" draw:layer="layout" svg:width="9.5cm" svg:height="2.504cm" svg:x="7.75cm" svg:y="9.948cm">
          <draw:text-box>
            <text:p text:style-name="P4"><text:span text:style-name="T5">измерения параметров звукового сигнала</text:span></text:p>
          </draw:text-box>
        </draw:frame>
        <draw:frame draw:style-name="gr10" draw:text-style-name="P3" draw:layer="layout" svg:width="9.5cm" svg:height="2.504cm" svg:x="7.75cm" svg:y="12.948cm">
          <draw:text-box>
            <text:p text:style-name="P4"><text:span text:style-name="T5">измерения параметров звукового сигнала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8T09:10:54.185000000</dc:date>
    <meta:creation-date>2021-12-03T10:36:03Z</meta:creation-date>
    <meta:generator>LibreOffice/7.1.4.2$Windows_X86_64 LibreOffice_project/a529a4fab45b75fefc5b6226684193eb000654f6</meta:generator>
    <meta:editing-duration>PT11M3S</meta:editing-duration>
    <meta:editing-cycles>4</meta:editing-cycles>
    <meta:document-statistic meta:object-count="93"/>
  </office:meta>
</office:document-meta>
</file>